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4a3" officeooo:paragraph-rsid="0002b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da of meeting</text:p>
      <text:p text:style-name="P1">1.Omówienie pomyslu na organizacje tygodnia pracy</text:p>
      <text:p text:style-name="P1">2. Pokazanie ustawien githuba</text:p>
      <text:p text:style-name="P1">3. Merge test_movement → master</text:p>
      <text:p text:style-name="P1">4. Dyskusj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4-30T10:25:16.169000000</dc:date>
    <meta:editing-duration>PT2M7S</meta:editing-duration>
    <meta:editing-cycles>1</meta:editing-cycles>
    <meta:document-statistic meta:table-count="0" meta:image-count="0" meta:object-count="0" meta:page-count="1" meta:paragraph-count="5" meta:word-count="20" meta:character-count="137" meta:non-whitespace-character-count="122"/>
  </office:meta>
</office:document-meta>
</file>